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ff3333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bottom"/>
    </style:style>
    <style:style style:name="gr6" style:family="graphic" style:parent-style-name="objectwithoutfill">
      <style:graphic-properties draw:marker-end="Arrow" draw:marker-end-width="0.3cm" draw:fill="none" draw:textarea-vertical-align="botto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651cm" svg:height="1.651cm" svg:x="2.675cm" svg:y="1.09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651cm" svg:height="1.651cm" svg:x="0.389cm" svg:y="3.915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651cm" svg:height="1.651cm" svg:x="4.288cm" svg:y="3.91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.215cm" svg:y1="3.915cm" svg:x2="2.675cm" svg:y2="1.92cm" draw:start-shape="id1" draw:start-glue-point="4" draw:end-shape="id2" draw:end-glue-point="6" svg:d="m1215 3915c0-1330 486-1995 1460-1995" svg:viewBox="0 0 1461 1996">
          <text:p text:style-name="P1">=</text:p>
          <text:p text:style-name="P1"/>
        </draw:connector>
        <draw:frame draw:style-name="gr4" draw:text-style-name="P1" draw:layer="layout" svg:width="9.952cm" svg:height="0.806cm" svg:x="0cm" svg:y="0cm">
          <draw:text-box>
            <text:p text:style-name="P1"><text:span text:style-name="T1">&gt;, &lt;, &gt;=, &lt;=, =, &lt;&gt;, ...</text:span></text:p>
          </draw:text-box>
        </draw:frame>
        <draw:custom-shape draw:style-name="gr1" draw:text-style-name="P1" xml:id="id3" draw:id="id3" draw:layer="layout" svg:width="1.651cm" svg:height="1.651cm" svg:x="2.548cm" svg:y="6.58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.215cm" svg:y1="5.566cm" svg:x2="2.548cm" svg:y2="7.408cm" draw:start-shape="id1" draw:start-glue-point="8" draw:end-shape="id3" draw:end-glue-point="6" svg:d="m1215 5566c0 1228 444 1842 1333 1842" svg:viewBox="0 0 1334 1843">
          <text:p text:style-name="P1">&lt;</text:p>
          <text:p text:style-name="P2"/>
        </draw:connector>
        <draw:connector draw:style-name="gr5" draw:text-style-name="P1" draw:layer="layout" draw:type="curve" svg:x1="2.04cm" svg:y1="4.741cm" svg:x2="4.288cm" svg:y2="4.741cm" draw:start-shape="id1" draw:start-glue-point="10" draw:end-shape="id4" draw:end-glue-point="6" svg:d="m2040 4741h2248" svg:viewBox="0 0 2249 1">
          <text:p text:style-name="P1">&gt;</text:p>
        </draw:connector>
        <draw:custom-shape draw:style-name="gr1" draw:text-style-name="P1" xml:id="id5" draw:id="id5" draw:layer="layout" svg:width="1.651cm" svg:height="1.651cm" svg:x="6.374cm" svg:y="6.58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4.199cm" svg:y1="7.408cm" svg:x2="6.374cm" svg:y2="7.408cm" draw:start-shape="id3" draw:start-glue-point="10" draw:end-shape="id5" draw:end-glue-point="6" svg:d="m4199 7408h2175" svg:viewBox="0 0 2176 1">
          <text:p text:style-name="P3">=</text:p>
        </draw:connector>
        <draw:custom-shape draw:style-name="gr1" draw:text-style-name="P1" xml:id="id6" draw:id="id6" draw:layer="layout" svg:width="1.651cm" svg:height="1.651cm" svg:x="7.971cm" svg:y="3.91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5.939cm" svg:y1="4.741cm" svg:x2="7.971cm" svg:y2="4.741cm" draw:start-shape="id4" draw:start-glue-point="10" draw:end-shape="id6" draw:end-glue-point="6" svg:d="m5939 4741h2032" svg:viewBox="0 0 2033 1">
          <text:p text:style-name="P1">=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inux Libertine" style:font-size-asian="24pt" style:language-asian="zh" style:country-asian="CN" style:font-name-complex="Linux Libertin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4T15:19:17.351775764</meta:creation-date>
    <dc:date>2014-03-30T16:01:17.397973247</dc:date>
    <meta:editing-duration>PT22M47S</meta:editing-duration>
    <meta:editing-cycles>12</meta:editing-cycles>
    <meta:generator>LibreOffice/4.1.4.2$Linux_X86_64 LibreOffice_project/410m0$Build-2</meta:generator>
    <dc:creator>Frodox </dc:creator>
    <meta:document-statistic meta:object-count="12"/>
  </office:meta>
</office:document-meta>
</file>